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.122cm" fo:min-width="2.374cm"/>
    </style:style>
    <style:style style:name="gr2" style:family="graphic" style:parent-style-name="standard">
      <style:graphic-properties draw:marker-start="Arrow_20_concave" draw:marker-start-width="0.3cm" draw:marker-end="Arrow_20_concave" draw:marker-end-width="0.3cm" draw:textarea-vertical-align="middl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.122cm" fo:min-width="3.4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1.122cm" fo:min-width="2.974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1.122cm" fo:min-width="3.02cm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1.122cm" fo:min-width="3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vertical-align="middle" draw:auto-grow-height="false" fo:min-height="4.49cm" fo:min-width="0cm"/>
    </style:style>
    <style:style style:name="P1" style:family="paragraph">
      <style:paragraph-properties fo:text-align="center"/>
      <style:text-properties fo:font-size="12.3999996185303pt"/>
    </style:style>
    <style:style style:name="P2" style:family="paragraph">
      <loext:graphic-properties draw:fill="none" draw:fill-color="#ffffff"/>
      <style:paragraph-properties fo:text-align="center"/>
      <style:text-properties fo:font-size="12.3999996185303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2" draw:layer="layout" svg:width="2.874cm" svg:height="1.372cm" svg:x="2.026cm" svg:y="3cm">
          <text:p text:style-name="P1">Client/Server 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26cm" svg:y1="7cm" svg:x2="3.426cm" svg:y2="4.4cm">
          <text:p/>
        </draw:line>
        <draw:custom-shape draw:style-name="gr3" draw:text-style-name="P2" draw:layer="layout" svg:width="3.974cm" svg:height="1.372cm" svg:x="1.426cm" svg:y="7.028cm">
          <text:p text:style-name="P1">QAbstractSocke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399cm" svg:height="1.199cm" svg:x="3.426cm" svg:y="5.001cm">
          <draw:text-box>
            <text:p text:style-name="P4"><text:span text:style-name="T1">plain</text:span><text:span text:style-name="T1"><text:line-break/></text:span><text:span text:style-name="T1">data</text:span></text:p>
          </draw:text-box>
        </draw:frame>
        <draw:line draw:style-name="gr2" draw:text-style-name="P3" draw:layer="layout" svg:x1="5.4cm" svg:y1="7.4cm" svg:x2="6.9cm" svg:y2="6.7cm">
          <text:p/>
        </draw:line>
        <draw:custom-shape draw:style-name="gr5" draw:text-style-name="P2" draw:layer="layout" svg:width="3.474cm" svg:height="1.372cm" svg:x="6.926cm" svg:y="6.028cm">
          <text:p text:style-name="P1">SSL TCP Socke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4cm" svg:y1="7.8cm" svg:x2="6.9cm" svg:y2="9cm">
          <text:p/>
        </draw:line>
        <draw:custom-shape draw:style-name="gr6" draw:text-style-name="P2" draw:layer="layout" svg:width="3.52cm" svg:height="1.372cm" svg:x="6.88cm" svg:y="8.328cm">
          <text:p text:style-name="P1">TCP Socke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9cm" svg:y1="9cm" svg:x2="20.4cm" svg:y2="7.8cm">
          <text:p/>
        </draw:line>
        <draw:custom-shape draw:style-name="gr7" draw:text-style-name="P2" draw:layer="layout" svg:width="3.5cm" svg:height="1.372cm" svg:x="15.4cm" svg:y="6.028cm">
          <text:p text:style-name="P1">SSL TCP Socke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9cm" svg:y1="6.7cm" svg:x2="20.4cm" svg:y2="7.7cm">
          <text:p/>
        </draw:line>
        <draw:custom-shape draw:style-name="gr7" draw:text-style-name="P2" draw:layer="layout" svg:width="3.5cm" svg:height="1.372cm" svg:x="15.4cm" svg:y="8.328cm">
          <text:p text:style-name="P1">TCP Sock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74cm" svg:height="1.372cm" svg:x="21.026cm" svg:y="3cm">
          <text:p text:style-name="P1">Client/Server 1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2.426cm" svg:y1="7cm" svg:x2="22.426cm" svg:y2="4.4cm">
          <text:p/>
        </draw:line>
        <draw:custom-shape draw:style-name="gr3" draw:text-style-name="P2" draw:layer="layout" svg:width="3.974cm" svg:height="1.372cm" svg:x="20.426cm" svg:y="7.028cm">
          <text:p text:style-name="P1">QAbstractSocke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399cm" svg:height="1.199cm" svg:x="22.426cm" svg:y="5.001cm">
          <draw:text-box>
            <text:p text:style-name="P4"><text:span text:style-name="T1">plain</text:span><text:span text:style-name="T1"><text:line-break/></text:span><text:span text:style-name="T1">data</text:span></text:p>
          </draw:text-box>
        </draw:frame>
        <draw:line draw:style-name="gr2" draw:text-style-name="P3" draw:layer="layout" svg:x1="10.4cm" svg:y1="6.6cm" svg:x2="15.4cm" svg:y2="6.6cm">
          <text:p/>
        </draw:line>
        <draw:frame draw:style-name="gr9" draw:text-style-name="P5" draw:layer="layout" svg:width="3.313cm" svg:height="0.725cm" svg:x="11.2cm" svg:y="5.875cm">
          <draw:text-box>
            <text:p><text:span text:style-name="T1">encrypted data</text:span></text:p>
          </draw:text-box>
        </draw:frame>
        <draw:line draw:style-name="gr2" draw:text-style-name="P3" draw:layer="layout" svg:x1="10.4cm" svg:y1="9.025cm" svg:x2="15.3cm" svg:y2="9.025cm">
          <text:p/>
        </draw:line>
        <draw:frame draw:style-name="gr9" draw:text-style-name="P5" draw:layer="layout" svg:width="2.348cm" svg:height="0.725cm" svg:x="11.8cm" svg:y="8.3cm">
          <draw:text-box>
            <text:p><text:span text:style-name="T1">plain data</text:span></text:p>
          </draw:text-box>
        </draw:frame>
        <draw:custom-shape draw:style-name="gr10" draw:text-style-name="P6" draw:layer="layout" svg:width="0.4cm" svg:height="5cm" draw:transform="rotate (1.5709708597201) translate (10.4cm 5.7cm)">
          <text:p/>
          <draw:enhanced-geometry svg:viewBox="0 0 21600 21600" draw:glue-points="0 0 0 21600 21600 10800" draw:text-areas="0 ?f9 7800 ?f10" draw:type="right-brace" draw:modifiers="1800 11013.7972405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8" draw:layer="layout" svg:width="1.92cm" svg:height="0.725cm" svg:x="12.1cm" svg:y="4.7cm">
          <draw:text-box>
            <text:p text:style-name="P7">internet</text:p>
          </draw:text-box>
        </draw:frame>
        <draw:frame draw:style-name="gr9" draw:text-style-name="P9" draw:layer="layout" svg:width="11.17cm" svg:height="0.962cm" svg:x="8.9cm" svg:y="1.138cm">
          <draw:text-box>
            <text:p>Client–server / client-client conne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6:22:09.261000000</meta:creation-date>
    <dc:date>2017-03-18T16:05:41.695000000</dc:date>
    <meta:editing-duration>PT6M52S</meta:editing-duration>
    <meta:editing-cycles>2</meta:editing-cycles>
    <meta:generator>LibreOffice/5.2.4.2$Windows_x86 LibreOffice_project/3d5603e1122f0f102b62521720ab13a38a4e0eb0</meta:generator>
    <meta:document-statistic meta:object-count="23"/>
  </office:meta>
</office:document-meta>
</file>